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tracked-changes text:track-changes="false">
        <text:changed-region xml:id="ct43322816" text:id="ct43322816">
          <text:insertion>
            <office:change-info>
              <dc:creator>Davide Moro</dc:creator>
              <dc:date>2014-02-21T16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one_version: <text:change-start text:change-id="ct43322816"/>plone_version<text:change-end text:change-id="ct433228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1T16:15:22</meta:creation-date>
    <meta:document-statistic meta:table-count="0" meta:image-count="0" meta:object-count="0" meta:page-count="1" meta:paragraph-count="1" meta:word-count="2" meta:character-count="28" meta:non-whitespace-character-count="27"/>
    <dc:date>2014-02-21T16:16:43</dc:date>
    <dc:creator>Davide Moro</dc:creator>
    <meta:editing-duration>PT1M21S</meta:editing-duration>
    <meta:editing-cycles>1</meta:editing-cycles>
    <meta:generator>LibreOffice/3.4$Unix LibreOffice_project/340m1$Build-402</meta:generator>
  </office:meta>
</office:document-meta>
</file>